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577" officeooo:paragraph-rsid="000f7577"/>
    </style:style>
    <style:style style:name="P2" style:family="paragraph" style:parent-style-name="Standard">
      <style:text-properties officeooo:rsid="000f7577" officeooo:paragraph-rsid="000fd9c8"/>
    </style:style>
    <style:style style:name="P3" style:family="paragraph" style:parent-style-name="Standard">
      <style:text-properties officeooo:rsid="00103a5f" officeooo:paragraph-rsid="00103a5f"/>
    </style:style>
    <style:style style:name="P4" style:family="paragraph" style:parent-style-name="Standard">
      <style:text-properties officeooo:rsid="0010ff20" officeooo:paragraph-rsid="0010ff20"/>
    </style:style>
    <style:style style:name="P5" style:family="paragraph" style:parent-style-name="Standard">
      <style:text-properties officeooo:rsid="001277ff" officeooo:paragraph-rsid="001277ff"/>
    </style:style>
    <style:style style:name="P6" style:family="paragraph" style:parent-style-name="Standard">
      <style:text-properties officeooo:rsid="001277ff" officeooo:paragraph-rsid="00171fb7"/>
    </style:style>
    <style:style style:name="P7" style:family="paragraph" style:parent-style-name="Standard">
      <style:text-properties officeooo:rsid="0013be98" officeooo:paragraph-rsid="0013be98"/>
    </style:style>
    <style:style style:name="P8" style:family="paragraph" style:parent-style-name="Standard">
      <style:text-properties officeooo:rsid="0015624b" officeooo:paragraph-rsid="0015624b"/>
    </style:style>
    <style:style style:name="P9" style:family="paragraph" style:parent-style-name="Standard">
      <style:text-properties officeooo:rsid="00171fb7" officeooo:paragraph-rsid="00171fb7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77ff" officeooo:paragraph-rsid="001277ff"/>
    </style:style>
    <style:style style:name="P11" style:family="paragraph" style:parent-style-name="Standard">
      <style:text-properties officeooo:rsid="000fd9c8" officeooo:paragraph-rsid="000fd9c8"/>
    </style:style>
    <style:style style:name="P12" style:family="paragraph" style:parent-style-name="Standard">
      <style:text-properties officeooo:rsid="00171fb7" officeooo:paragraph-rsid="00171fb7"/>
    </style:style>
    <style:style style:name="T1" style:family="text">
      <style:text-properties officeooo:rsid="0013be98"/>
    </style:style>
    <style:style style:name="T2" style:family="text">
      <style:text-properties officeooo:rsid="0015624b"/>
    </style:style>
    <style:style style:name="T3" style:family="text">
      <style:text-properties officeooo:rsid="00171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VR System</text:p>
      <text:p text:style-name="P1">Interactive Voice Response</text:p>
      <text:p text:style-name="P1">Purpose - Is to route calls so that the caller is led to the desired resources effectively/efficiently.</text:p>
      <text:p text:style-name="P1"/>
      <text:p text:style-name="P5">Voicent Vocabulary</text:p>
      <text:p text:style-name="P5">-------------------------------------------</text:p>
      <text:p text:style-name="P2">The basic building block of an IVR application is called an element</text:p>
      <text:p text:style-name="P2"/>
      <text:p text:style-name="P11">The line between elements is called transition</text:p>
      <text:p text:style-name="P2"/>
      <text:p text:style-name="P2">A prompt element, as the name indicates, simply plays the prompts defined in the element and then transitions to the next element, </text:p>
      <text:p text:style-name="P2"/>
      <text:p text:style-name="P5"/>
      <text:p text:style-name="P10">VoiceXML Vocabulary</text:p>
      <text:p text:style-name="P5"><text:span text:style-name="T1">Each element</text:span> <text:span text:style-name="T3">in a dialog or call flow </text:span>is called a Form. <text:span text:style-name="T3">A form has form ID and form items</text:span></text:p>
      <text:p text:style-name="P6"><text:span text:style-name="T3">Form </text:span>items are divided into two main categories: field items and control items. </text:p>
      <text:p text:style-name="P6"/>
      <text:p text:style-name="P6">Field items gather information from the caller to fill variables (field item variables). They may contain prompts directing the caller what to say. <text:span text:style-name="T3">Then followed by </text:span>grammars that define the interpretation of what is said, and any event handlers. </text:p>
      <text:p text:style-name="P9">Grammar basically specifies valid inputs for the form. </text:p>
      <text:p text:style-name="P7"><text:span text:style-name="T3">Event</text:span> handlers like &lt;noinput&gt; and &lt;nomatch&gt;, equivalent to timeout and invalid input</text:p>
      <text:p text:style-name="P7">&lt;goto next&gt; tag links one form to another using Form ID. </text:p>
      <text:p text:style-name="P5"/>
      <text:p text:style-name="P6">Control items, on the other hand, enclose non-recognition based tasks. </text:p>
      <text:p text:style-name="P9">Denoted by &lt;block&gt;, mostly like a prompt element. </text:p>
      <text:p text:style-name="P5"/>
      <text:p text:style-name="P2"/>
      <text:p text:style-name="P3">Interesting Reads and References</text:p>
      <text:p text:style-name="P4"><text:a xlink:type="simple" xlink:href="http://www.voicent.com/tutorials/IVR/" text:style-name="Internet_20_link" text:visited-style-name="Visited_20_Internet_20_Link">http://www.voicent.com/tutorials/IVR/</text:a></text:p>
      <text:p text:style-name="P3"><text:a xlink:type="simple" xlink:href="https://www.theivrvoice.com/ivr-flow-charts-necessary-evil/" text:style-name="Internet_20_link" text:visited-style-name="Visited_20_Internet_20_Link">https://www.theivrvoice.com/ivr-flow-charts-necessary-evil/</text:a></text:p>
      <text:p text:style-name="P4">IVR Flow Sample - <text:a xlink:type="simple" xlink:href="https://www.sbicard.com/sbi-card-en/assets/docs/pdf/contact-us/personal/ivr-flow-process.pdf" text:style-name="Internet_20_link" text:visited-style-name="Visited_20_Internet_20_Link">https://www.sbicard.com/sbi-card-en/assets/docs/pdf/contact-us/personal/ivr-flow-process.pdf</text:a></text:p>
      <text:p text:style-name="P4"/>
      <text:p text:style-name="P5">VoiceXML – document standard for interactive media dialogs between humans and computers</text:p>
      <text:p text:style-name="P5"><text:a xlink:type="simple" xlink:href="https://en.wikipedia.org/wiki/VoiceXML" text:style-name="Internet_20_link" text:visited-style-name="Visited_20_Internet_20_Link">https://en.wikipedia.org/wiki/VoiceXML</text:a></text:p>
      <text:p text:style-name="P5"/>
      <text:p text:style-name="P5">VoiceXML Tutorial<text:span text:style-name="T2">s</text:span></text:p>
      <text:p text:style-name="P5"><text:a xlink:type="simple" xlink:href="https://web.archive.org/web/20120827035428/http://www.vxml.org/" text:style-name="Internet_20_link" text:visited-style-name="Visited_20_Internet_20_Link">https://web.archive.org/web/20120827035428/http://www.vxml.org/</text:a></text:p>
      <text:p text:style-name="P8"><text:a xlink:type="simple" xlink:href="http://www.voicexml.org/tutorials-2/" text:style-name="Internet_20_link" text:visited-style-name="Visited_20_Internet_20_Link">http://www.voicexml.org/tutorials-2/</text:a>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0:21:41.323582400</meta:creation-date>
    <dc:date>2018-12-22T03:18:19.667525802</dc:date>
    <meta:editing-duration>PT14M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16" meta:character-count="1675" meta:non-whitespace-character-count="1477"/>
  </office:meta>
</office:document-meta>
</file>